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bleElementSet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bleElementSet.get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urableElementSet.configure( Configuration confi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onfigurableElementSet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figurableElementSet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bleElementSet.getEleme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bleElementSet.containsEleme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